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start=""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5cm" svg:height="3cm" svg:x="6.7cm" svg:y="2cm">
          <text:p text:style-name="P1"><text:span text:style-name="T1">CdC </text:span></text:p>
          <text:p text:style-name="P1"><text:span text:style-name="T1">préliminair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4" draw:layer="layout" svg:width="5cm" svg:height="3cm" svg:x="15.236cm" svg:y="2cm">
          <text:p text:style-name="P1"><text:span text:style-name="T1">Spécifications </text:span></text:p>
          <text:p text:style-name="P1"><text:span text:style-name="T1">Techniques </text:span></text:p>
          <text:p text:style-name="P1"><text:span text:style-name="T1">des Besoi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1" draw:layer="layout" svg:width="5cm" svg:height="3cm" svg:x="23.4cm" svg:y="2cm">
          <text:p text:style-name="P1"><text:span text:style-name="T1">Dossier de </text:span></text:p>
          <text:p text:style-name="P1"><text:span text:style-name="T1">concep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2" draw:layer="layout" svg:width="8cm" svg:height="2cm" svg:x="13.736cm" svg:y="8.9cm">
          <text:p text:style-name="P1"><text:span text:style-name="T1">Valider les besoins du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3cm" svg:height="2.5cm" svg:x="25cm" svg:y="8.655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9" draw:layer="layout" svg:width="8cm" svg:height="2cm" svg:x="13.728cm" svg:y="18.2cm">
          <text:p text:style-name="P1"><text:span text:style-name="T1">Définir les critères </text:span></text:p>
          <text:p text:style-name="P1"><text:span text:style-name="T1">de décou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6.5cm" svg:height="2cm" svg:x="9.1cm" svg:y="22.2cm">
          <text:p text:style-name="P1"><text:span text:style-name="T1">Critères standa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6.5cm" svg:height="2cm" svg:x="21.7cm" svg:y="22.2cm">
          <text:p text:style-name="P1"><text:span text:style-name="T1">Ajouter des critères</text:span></text:p>
          <text:p text:style-name="P1"><text:span text:style-name="T1">spécifiq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1" draw:layer="layout" svg:width="3.9cm" svg:height="2.5cm" svg:x="1.3cm" svg:y="27cm">
          <text:p text:style-name="P1"><text:span text:style-name="T1">Découpage </text:span></text:p>
          <text:p text:style-name="P1"><text:span text:style-name="T1">complexit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3" draw:layer="layout" svg:width="3.9cm" svg:height="2.5cm" svg:x="10.4cm" svg:y="27cm">
          <text:p text:style-name="P1"><text:span text:style-name="T1">Découpage </text:span></text:p>
          <text:p text:style-name="P1"><text:span text:style-name="T1">géographi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4" draw:layer="layout" svg:width="3.8cm" svg:height="2.5cm" svg:x="15.1cm" svg:y="27cm">
          <text:p text:style-name="P1"><text:span text:style-name="T1">Découpage </text:span></text:p>
          <text:p text:style-name="P1"><text:span text:style-name="T1">par char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5" draw:layer="layout" svg:width="4cm" svg:height="2.8cm" svg:x="24.5cm" svg:y="27.2cm">
          <text:p text:style-name="P1"><text:span text:style-name="T1">Découpage(s)</text:span></text:p>
          <text:p text:style-name="P1"><text:span text:style-name="T1">spécifique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4cm" svg:height="2.5cm" svg:x="5.7cm" svg:y="27cm">
          <text:p text:style-name="P1"><text:span text:style-name="T1">Découpage </text:span></text:p>
          <text:p text:style-name="P1"><text:span text:style-name="T1">fonctio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7" draw:layer="layout" svg:width="5.5cm" svg:height="4.5cm" svg:x="12.1cm" svg:y="41cm">
          <text:p text:style-name="P1"><text:span text:style-name="T1">Vérifier que </text:span></text:p>
          <text:p text:style-name="P1"><text:span text:style-name="T1">La liste est </text:span></text:p>
          <text:p text:style-name="P1"><text:span text:style-name="T1">exhaustiv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7" draw:layer="layout" svg:width="5.5cm" svg:height="4.5cm" svg:x="14.974cm" svg:y="12.4cm">
          <text:p text:style-name="P1"><text:span text:style-name="T1">Le problème</text:span></text:p>
          <text:p text:style-name="P1"><text:span text:style-name="T1">Est-il</text:span></text:p>
          <text:p text:style-name="P1"><text:span text:style-name="T1">Connu 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8" draw:layer="layout" svg:width="4.5cm" svg:height="3cm" svg:x="2.1cm" svg:y="48cm">
          <text:p text:style-name="P1"><text:span text:style-name="T1">Intersection </text:span></text:p>
          <text:p text:style-name="P1"><text:span text:style-name="T1">de tous les </text:span></text:p>
          <text:p text:style-name="P1"><text:span text:style-name="T1">découp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9" draw:layer="layout" svg:width="4cm" svg:height="2.5cm" svg:x="10.5cm" svg:y="50cm">
          <text:p text:style-name="P1"><text:span text:style-name="T1">Rédaction </text:span></text:p>
          <text:p text:style-name="P1"><text:span text:style-name="T1">du dossi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1" draw:layer="layout" svg:width="4cm" svg:height="2.5cm" svg:x="17.5cm" svg:y="50cm">
          <text:p text:style-name="P1"><text:span text:style-name="T1">Vérification </text:span></text:p>
          <text:p text:style-name="P1"><text:span text:style-name="T1">du dossier</text:span><text:span text:style-name="T1"><text:line-break/></text:span><text:span text:style-name="T1">(RQ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2" draw:layer="layout" svg:width="4cm" svg:height="2.5cm" svg:x="24.5cm" svg:y="50cm">
          <text:p text:style-name="P1"><text:span text:style-name="T1">Validation </text:span></text:p>
          <text:p text:style-name="P1"><text:span text:style-name="T1">du dossi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3.5cm" svg:height="3.4cm" svg:x="2cm" svg:y="12.939cm">
          <text:p text:style-name="P1"><text:span text:style-name="T1">Base </text:span></text:p>
          <text:p text:style-name="P1"><text:span text:style-name="T1">de </text:span></text:p>
          <text:p text:style-name="P1"><text:span text:style-name="T1">donné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svg:x1="25.9cm" svg:y1="4.823cm" svg:x2="17.736cm" svg:y2="8.9cm" draw:start-shape="id1" draw:start-glue-point="6" draw:end-shape="id2" svg:d="m25900 4823v2128h-8164v1949">
          <text:p/>
        </draw:connector>
        <draw:connector draw:style-name="gr2" draw:text-style-name="P2" draw:layer="layout" svg:x1="9.2cm" svg:y1="4.823cm" svg:x2="17.736cm" svg:y2="8.9cm" draw:start-shape="id3" draw:start-glue-point="6" draw:end-shape="id2" draw:end-glue-point="4" svg:d="m9200 4823v2128h8536v1949">
          <text:p/>
        </draw:connector>
        <draw:connector draw:style-name="gr3" draw:text-style-name="P2" draw:layer="layout" svg:x1="17.736cm" svg:y1="4.823cm" svg:x2="17.736cm" svg:y2="8.9cm" draw:start-shape="id4" draw:start-glue-point="6" draw:end-shape="id2" draw:end-glue-point="4" svg:d="m17736 4823v4077">
          <text:p/>
        </draw:connector>
        <draw:connector draw:style-name="gr3" draw:text-style-name="P2" draw:layer="layout" svg:x1="25cm" svg:y1="9.905cm" svg:x2="21.736cm" svg:y2="9.9cm" draw:start-shape="id5" draw:end-shape="id2" svg:d="m25000 9905h-1631v-5h-1633">
          <text:p/>
        </draw:connector>
        <draw:connector draw:style-name="gr3" draw:text-style-name="P2" draw:layer="layout" svg:x1="5.5cm" svg:y1="14.639cm" svg:x2="14.974cm" svg:y2="14.65cm" draw:start-shape="id6" draw:end-shape="id7" svg:d="m5500 14639h4738v11h4736">
          <text:p/>
        </draw:connector>
        <draw:connector draw:style-name="gr3" draw:text-style-name="P2" draw:layer="layout" svg:x1="17.736cm" svg:y1="10.9cm" svg:x2="17.724cm" svg:y2="12.4cm" draw:start-shape="id2" draw:end-shape="id7" svg:d="m17736 10900v751h-12v749">
          <text:p/>
        </draw:connector>
        <draw:connector draw:style-name="gr3" draw:text-style-name="P2" draw:layer="layout" svg:x1="20.474cm" svg:y1="14.65cm" svg:x2="28.2cm" svg:y2="23.2cm" draw:start-shape="id7" draw:start-glue-point="7" draw:end-shape="id8" draw:end-glue-point="7" svg:d="m20474 14650h8228v8550h-502">
          <text:p/>
        </draw:connector>
        <draw:connector draw:style-name="gr3" draw:text-style-name="P2" draw:layer="layout" svg:x1="17.724cm" svg:y1="16.9cm" svg:x2="17.728cm" svg:y2="18.2cm" draw:start-shape="id7" draw:start-glue-point="6" draw:end-shape="id9" svg:d="m17724 16900v651h4v649">
          <text:p/>
        </draw:connector>
        <draw:connector draw:style-name="gr3" draw:text-style-name="P2" draw:layer="layout" svg:x1="17.728cm" svg:y1="20.2cm" svg:x2="12.35cm" svg:y2="22.2cm" draw:start-shape="id9" draw:start-glue-point="6" draw:end-shape="id10" svg:d="m17728 20200v1001h-5378v999">
          <text:p/>
        </draw:connector>
        <draw:connector draw:style-name="gr3" draw:text-style-name="P2" draw:layer="layout" svg:x1="12.35cm" svg:y1="24.2cm" svg:x2="3.25cm" svg:y2="27cm" draw:start-shape="id10" draw:start-glue-point="6" draw:end-shape="id11" svg:d="m12350 24200v1401h-9100v1399">
          <text:p/>
        </draw:connector>
        <draw:connector draw:style-name="gr3" draw:text-style-name="P2" draw:layer="layout" svg:x1="12.35cm" svg:y1="24.2cm" svg:x2="7.7cm" svg:y2="27cm" draw:start-shape="id10" draw:start-glue-point="6" draw:end-shape="id12" draw:end-glue-point="4" svg:d="m12350 24200v1401h-4650v1399">
          <text:p/>
        </draw:connector>
        <draw:connector draw:style-name="gr3" draw:text-style-name="P2" draw:layer="layout" svg:x1="12.35cm" svg:y1="24.2cm" svg:x2="12.35cm" svg:y2="27cm" draw:start-shape="id10" draw:start-glue-point="6" draw:end-shape="id13" draw:end-glue-point="4" svg:d="m12350 24200v2800">
          <text:p/>
        </draw:connector>
        <draw:connector draw:style-name="gr3" draw:text-style-name="P2" draw:layer="layout" svg:x1="12.35cm" svg:y1="24.2cm" svg:x2="17cm" svg:y2="27cm" draw:start-shape="id10" draw:start-glue-point="6" draw:end-shape="id14" draw:end-glue-point="4" svg:d="m12350 24200v1401h4650v1399">
          <text:p/>
        </draw:connector>
        <draw:connector draw:style-name="gr3" draw:text-style-name="P2" draw:layer="layout" svg:x1="24.95cm" svg:y1="24.2cm" svg:x2="26.5cm" svg:y2="27.2cm" draw:start-shape="id8" draw:start-glue-point="6" draw:end-shape="id15" draw:end-glue-point="4" svg:d="m24950 24200v1501h1550v1499">
          <text:p/>
        </draw:connector>
        <draw:connector draw:style-name="gr2" draw:text-style-name="P2" draw:id="id16" draw:layer="layout" svg:x1="3.25cm" svg:y1="29.5cm" svg:x2="3.247cm" svg:y2="34.3cm" draw:start-shape="id11" draw:start-glue-point="6" svg:d="m3250 29500v2651h-3v2149">
          <text:p/>
        </draw:connector>
        <draw:connector draw:style-name="gr2" draw:text-style-name="P2" draw:layer="layout" draw:line-skew="-1.15cm" svg:x1="3.247cm" svg:y1="34.3cm" svg:x2="14.85cm" svg:y2="41cm" draw:start-shape="id16" draw:start-glue-point="3" draw:end-shape="id17" draw:end-glue-point="4" svg:d="m3247 34300v2200h11603v4500">
          <text:p/>
        </draw:connector>
        <draw:connector draw:style-name="gr3" draw:text-style-name="P2" draw:layer="layout" svg:x1="6.6cm" svg:y1="49.5cm" svg:x2="10.5cm" svg:y2="51.25cm" draw:start-shape="id18" draw:end-shape="id19" draw:end-glue-point="5" svg:d="m6600 49500h1951v1750h1949">
          <text:p/>
        </draw:connector>
        <draw:connector draw:style-name="gr3" draw:text-style-name="P2" draw:layer="layout" svg:x1="14.85cm" svg:y1="45.5cm" svg:x2="4.35cm" svg:y2="48cm" draw:start-shape="id17" draw:start-glue-point="6" draw:end-shape="id18" draw:end-glue-point="0" svg:d="m14850 45500v1251h-10500v1249">
          <text:p/>
        </draw:connector>
        <draw:connector draw:style-name="gr4" draw:text-style-name="P2" draw:layer="layout" draw:line-skew="-10.599cm" svg:x1="12.1cm" svg:y1="43.25cm" svg:x2="13.728cm" svg:y2="19.2cm" draw:start-shape="id17" draw:start-glue-point="5" draw:end-shape="id9" draw:end-glue-point="5" svg:d="m12100 43250h-11100v-24050h12728">
          <text:p/>
        </draw:connector>
        <draw:connector draw:style-name="gr2" draw:text-style-name="P2" draw:layer="layout" draw:line-skew="0.999cm" svg:x1="26.5cm" svg:y1="30cm" svg:x2="14.85cm" svg:y2="41cm" draw:start-shape="id15" draw:start-glue-point="6" draw:end-shape="id17" draw:end-glue-point="4" svg:d="m26500 30000v6500h-11650v4500">
          <text:p/>
        </draw:connector>
        <draw:custom-shape draw:style-name="gr1" draw:text-style-name="P1" draw:id="id20" draw:layer="layout" svg:width="3.8cm" svg:height="2.5cm" svg:x="19.5cm" svg:y="27cm">
          <text:p text:style-name="P1"><text:span text:style-name="T1">Découpage </text:span></text:p>
          <text:p text:style-name="P1"><text:span text:style-name="T1">Par experti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.35cm" svg:y1="24.2cm" svg:x2="21.4cm" svg:y2="27cm" draw:start-shape="id10" draw:start-glue-point="6" draw:end-shape="id20" draw:end-glue-point="4" svg:d="m12350 24200v1401h9050v1399">
          <text:p/>
        </draw:connector>
        <draw:connector draw:style-name="gr2" draw:text-style-name="P2" draw:layer="layout" draw:line-skew="1.249cm" svg:x1="7.7cm" svg:y1="29.5cm" svg:x2="14.85cm" svg:y2="41cm" draw:start-shape="id12" draw:start-glue-point="6" draw:end-shape="id17" svg:d="m7700 29500v7000h7150v4500">
          <text:p/>
        </draw:connector>
        <draw:connector draw:style-name="gr2" draw:text-style-name="P2" draw:layer="layout" draw:line-skew="1.249cm" svg:x1="12.35cm" svg:y1="29.5cm" svg:x2="14.85cm" svg:y2="41cm" draw:start-shape="id13" draw:start-glue-point="6" draw:end-shape="id17" svg:d="m12350 29500v7000h2500v4500">
          <text:p/>
        </draw:connector>
        <draw:connector draw:style-name="gr2" draw:text-style-name="P2" draw:layer="layout" draw:line-skew="1.249cm" svg:x1="17cm" svg:y1="29.5cm" svg:x2="14.85cm" svg:y2="41cm" draw:start-shape="id14" draw:start-glue-point="6" draw:end-shape="id17" svg:d="m17000 29500v7000h-2150v4500">
          <text:p/>
        </draw:connector>
        <draw:connector draw:style-name="gr3" draw:text-style-name="P2" draw:layer="layout" draw:line-skew="1.249cm" svg:x1="21.4cm" svg:y1="29.5cm" svg:x2="14.85cm" svg:y2="41cm" draw:start-shape="id20" draw:start-glue-point="6" draw:end-shape="id17" draw:end-glue-point="4" svg:d="m21400 29500v7000h-6550v4500">
          <text:p/>
        </draw:connector>
        <draw:frame draw:style-name="gr5" draw:layer="layout" svg:width="1.912cm" svg:height="0.962cm" svg:x="20.8cm" svg:y="13.8cm">
          <draw:text-box>
            <text:p>NON</text:p>
          </draw:text-box>
        </draw:frame>
        <draw:frame draw:style-name="gr5" draw:layer="layout" svg:width="1.632cm" svg:height="0.962cm" svg:x="17.8cm" svg:y="16.7cm">
          <draw:text-box>
            <text:p>OUI</text:p>
          </draw:text-box>
        </draw:frame>
        <draw:connector draw:style-name="gr3" draw:text-style-name="P2" draw:layer="layout" svg:x1="14.5cm" svg:y1="51.25cm" svg:x2="17.5cm" svg:y2="51.25cm" draw:start-shape="id19" draw:start-glue-point="7" draw:end-shape="id21" svg:d="m14500 51250h3000">
          <text:p/>
        </draw:connector>
        <draw:connector draw:style-name="gr3" draw:text-style-name="P2" draw:layer="layout" svg:x1="21.5cm" svg:y1="51.25cm" svg:x2="24.5cm" svg:y2="51.25cm" draw:start-shape="id21" draw:start-glue-point="7" draw:end-shape="id22" svg:d="m21500 51250h3000">
          <text:p/>
        </draw:connector>
        <draw:frame draw:style-name="gr5" draw:layer="layout" svg:width="1.632cm" svg:height="0.962cm" svg:x="14.9cm" svg:y="45.3cm">
          <draw:text-box>
            <text:p>OUI</text:p>
          </draw:text-box>
        </draw:frame>
        <draw:frame draw:style-name="gr5" draw:layer="layout" svg:width="1.912cm" svg:height="0.962cm" svg:x="10.088cm" svg:y="42cm">
          <draw:text-box>
            <text:p>NON</text:p>
          </draw:text-box>
        </draw:frame>
        <draw:custom-shape draw:style-name="gr1" draw:text-style-name="P1" draw:id="id23" draw:layer="layout" svg:width="3.961cm" svg:height="3.9cm" svg:x="24.5cm" svg:y="39.1cm">
          <text:p text:style-name="P1"><text:span text:style-name="T1">Base </text:span></text:p>
          <text:p text:style-name="P1"><text:span text:style-name="T1">de </text:span></text:p>
          <text:p text:style-name="P1"><text:span text:style-name="T1">donné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26.5cm" svg:y1="30cm" svg:x2="26.48cm" svg:y2="39.1cm" draw:start-shape="id15" draw:start-glue-point="6" draw:end-shape="id23" svg:d="m26500 30000v4551h-20v4549">
          <text:p/>
        </draw:connector>
        <draw:connector draw:style-name="gr6" draw:text-style-name="P2" draw:layer="layout" svg:x1="15.6cm" svg:y1="23.2cm" svg:x2="21.7cm" svg:y2="23.2cm" draw:start-shape="id10" draw:end-shape="id8" draw:end-glue-point="5" svg:d="m15600 23200h6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5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fik </meta:initial-creator>
    <meta:creation-date>2011-02-14T15:27:32</meta:creation-date>
    <dc:date>2011-02-15T01:25:50</dc:date>
    <dc:creator>Chafik </dc:creator>
    <meta:editing-duration>PT02H59M10S</meta:editing-duration>
    <meta:editing-cycles>7</meta:editing-cycles>
    <meta:generator>OpenOffice.org/3.2$Unix OpenOffice.org_project/320m19$Build-9505</meta:generator>
    <meta:document-statistic meta:object-count="55"/>
  </office:meta>
</office:document-meta>
</file>